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672cm"/>
    </style:style>
    <style:style style:name="co2" style:family="table-column">
      <style:table-column-properties fo:break-before="auto" style:column-width="12.3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ckage_a</text:p>
          </table:table-cell>
          <table:table-cell office:value-type="string" calcext:value-type="string">
            <text:p>package_b</text:p>
          </table:table-cell>
        </table:table-row>
        <table:table-row table:style-name="ro1">
          <table:table-cell office:value-type="string" calcext:value-type="string">
            <text:p>(Depth, Position : F, 27 year old, Quality : 3, Contract : 1 year 900000, Special situation : None)</text:p>
          </table:table-cell>
          <table:table-cell office:value-type="string" calcext:value-type="string">
            <text:p>(Draft pick, rank : 200)</text:p>
          </table:table-cell>
        </table:table-row>
        <table:table-row table:style-name="ro1">
          <table:table-cell office:value-type="string" calcext:value-type="string">
            <text:p>(Prospect, Position : F, 20 year old, Quality : 8, Contract : Unsigned, Special situation : does not want to sign)</text:p>
          </table:table-cell>
          <table:table-cell office:value-type="string" calcext:value-type="string">
            <text:p>(Developing, Position : D, 22 year old, Quality : 7, Contract : 2 years 2300000, Special situation : none) + (Draft pick, rank :45)</text:p>
          </table:table-cell>
        </table:table-row>
        <table:table-row table:style-name="ro1">
          <table:table-cell office:value-type="string" calcext:value-type="string">
            <text:p>(Developing, Position : F, 23 year old, Quality : 1, Contract : 1 years 850000, Special situation : none)</text:p>
          </table:table-cell>
          <table:table-cell office:value-type="string" calcext:value-type="string">
            <text:p>(Draft pick, rank : 200)</text:p>
          </table:table-cell>
        </table:table-row>
        <table:table-row table:style-name="ro1">
          <table:table-cell office:value-type="string" calcext:value-type="string">
            <text:p>(Developing, Position : F, 23 year old, Quality : 1, Contract : 1 years 850000, Special situation : none)</text:p>
          </table:table-cell>
          <table:table-cell office:value-type="string" calcext:value-type="string">
            <text:p>(Fringe player, Position : D, 29 year old, Quality : 3, Contract : 1 years 775000, Special situation : none)</text:p>
          </table:table-cell>
        </table:table-row>
        <table:table-row table:style-name="ro1">
          <table:table-cell office:value-type="string" calcext:value-type="string">
            <text:p>(Prime, Position : F, 29 year old, Quality : 8, Contract : 1 year 4850000, Special situation : none)</text:p>
          </table:table-cell>
          <table:table-cell office:value-type="string" calcext:value-type="string">
            <text:p>(Prime, Position : F, 28 year old, Quality : 5, Contract : 2 year 5500000, Special situation : none) + (Draft pick, rank : 25) + (Prospect, Position : D, 19 year old, Quality : 5, Contract : Unsigned, Special situation : none) + (Prospect, Position : D, 22 year old, Quality : 3, Contract : Unsigned, Special situation : none) + (Draft pick, rank : 140)</text:p>
          </table:table-cell>
        </table:table-row>
        <table:table-row table:style-name="ro1">
          <table:table-cell office:value-type="string" calcext:value-type="string">
            <text:p>(Prime, Position : F, 29 year old, Quality : 7, Contract : 1 year 1985000, Special situation : none)</text:p>
          </table:table-cell>
          <table:table-cell office:value-type="string" calcext:value-type="string">
            <text:p>(Draft pick, rank : 26)</text:p>
          </table:table-cell>
        </table:table-row>
        <table:table-row table:style-name="ro1">
          <table:table-cell office:value-type="string" calcext:value-type="string">
            <text:p>(Depth, Position : F, 25 year old, Quality : 5, Contract : 1 year 900000, Special situation : None)</text:p>
          </table:table-cell>
          <table:table-cell office:value-type="string" calcext:value-type="string">
            <text:p>(Depth, Position : F, 26 year old, Quality : 4, Contract : 1 year 775000, Special situation : None) + (Draft pick, rank : 100)</text:p>
          </table:table-cell>
        </table:table-row>
        <table:table-row table:style-name="ro1">
          <table:table-cell office:value-type="string" calcext:value-type="string">
            <text:p>(Prime, Position : D, 34 year old, Quality : 9, Contract : 1 year 4500000, Special situation : none)</text:p>
          </table:table-cell>
          <table:table-cell office:value-type="string" calcext:value-type="string">
            <text:p>(Draft pick, rank : 55) + (Prospect, Position : D, 21 year old, Quality : 6, Contract : 2 years 814000, Special situation : none)</text:p>
          </table:table-cell>
        </table:table-row>
        <table:table-row table:style-name="ro1">
          <table:table-cell office:value-type="string" calcext:value-type="string">
            <text:p>(Prime, Position : D, 30 year old, Quality : 5, Contract : 1 year 2750000, Special situation : none)</text:p>
          </table:table-cell>
          <table:table-cell office:value-type="string" calcext:value-type="string">
            <text:p>(Draft pick, rank : 70)</text:p>
          </table:table-cell>
        </table:table-row>
        <table:table-row table:style-name="ro1">
          <table:table-cell office:value-type="string" calcext:value-type="string">
            <text:p>(Prime, Position : D, 30 year old, Quality : 3, Contract : 3 years 1150000, Special situation : none)</text:p>
          </table:table-cell>
          <table:table-cell office:value-type="string" calcext:value-type="string">
            <text:p>(Developing, Position : F, 23 year old, Quality : 3, Contract : Unsigned, Special situation : in Russia) + (Draft pick, rank : 200)</text:p>
          </table:table-cell>
        </table:table-row>
        <table:table-row table:style-name="ro1">
          <table:table-cell office:value-type="string" calcext:value-type="string">
            <text:p>(Prime, Position : F, 29 year old, Quality : 6, Contract : 1 year 5700000, Special situation : none)</text:p>
          </table:table-cell>
          <table:table-cell office:value-type="string" calcext:value-type="string">
            <text:p>(Draft pick, rank : 50) + (Draft pick, rank : 100)</text:p>
          </table:table-cell>
        </table:table-row>
        <table:table-row table:style-name="ro1">
          <table:table-cell office:value-type="string" calcext:value-type="string">
            <text:p>(Prime, Position : F, 25 year old, Quality : 8, Contract : 3 years 5750000, Special situation : none)</text:p>
          </table:table-cell>
          <table:table-cell office:value-type="string" calcext:value-type="string">
            <text:p>(Developing, Position : D, 23 year old, Quality : 7, Contract : 2 years 3850000, Special situation : none)</text:p>
          </table:table-cell>
        </table:table-row>
        <table:table-row table:style-name="ro1">
          <table:table-cell office:value-type="string" calcext:value-type="string">
            <text:p>(Prime, Position : D, 27 year old, Quality : 8, Contract : 6 years 7350000, Special situation : none)</text:p>
          </table:table-cell>
          <table:table-cell office:value-type="string" calcext:value-type="string">
            <text:p>(Developing, Position : D, 26 year old, Quality : 5, Contract : 2 years 1250000, Special situation : none) + (Draft pick, rank : 25) + (Draft pick, rank : 50) + (Draft pick, rank : 130)</text:p>
          </table:table-cell>
        </table:table-row>
        <table:table-row table:style-name="ro1">
          <table:table-cell office:value-type="string" calcext:value-type="string">
            <text:p>(Prime, Position : F, 34 year old, Quality : 6, Contract : 1 year 5830000, Special situation : none) + (Prime, Position : F, 32 year old, Quality : 4, Contract : 1 year 850000, Special situation : none) + (Draft pick, rank : 200)</text:p>
          </table:table-cell>
          <table:table-cell office:value-type="string" calcext:value-type="string">
            <text:p>(Draft pick, rank : 31) + (Draft pick, rank : 100) + (Draft pick, rank : 130)</text:p>
          </table:table-cell>
        </table:table-row>
        <table:table-row table:style-name="ro1">
          <table:table-cell office:value-type="string" calcext:value-type="string">
            <text:p>(Prime, Position : F, 32 year old, Quality : 6, Contract : 1 year 5000000, Special situation : none)</text:p>
          </table:table-cell>
          <table:table-cell office:value-type="string" calcext:value-type="string">
            <text:p>(Draft pick, rank : 85) + (Draft pick, rank : 85)</text:p>
          </table:table-cell>
        </table:table-row>
        <table:table-row table:style-name="ro1">
          <table:table-cell office:value-type="string" calcext:value-type="string">
            <text:p>(Prime, Position : F, 29 year old, Quality : 6, Contract : 1 year 4500000, Special situation : none)</text:p>
          </table:table-cell>
          <table:table-cell office:value-type="string" calcext:value-type="string">
            <text:p>(Draft pick, rank : 50) + (Draft pick, rank : 100)</text:p>
          </table:table-cell>
        </table:table-row>
        <table:table-row table:style-name="ro1">
          <table:table-cell office:value-type="string" calcext:value-type="string">
            <text:p>(Prime, Position : D, 29 year old, Quality : 8, Contract : 1 year 2650000, Special situation : none) + (Draft pick, rank : 130)</text:p>
          </table:table-cell>
          <table:table-cell office:value-type="string" calcext:value-type="string">
            <text:p>(Draft pick, rank : 25) + (Prime, Position : F, 31 year old, Quality : 4, Contract : 1 year 8000000, Special situation : none)</text:p>
          </table:table-cell>
        </table:table-row>
        <table:table-row table:style-name="ro1">
          <table:table-cell office:value-type="string" calcext:value-type="string">
            <text:p>(Prime, Position : F, 29 year old, Quality : 9, Contract : 1 year 6000000, Special situation : none) + (Developing, Position : D, 24 year old, Quality : 4, Contract : 2 years 775000, Special situation : none)</text:p>
          </table:table-cell>
          <table:table-cell office:value-type="string" calcext:value-type="string">
            <text:p>(Prime, Position : F, 28 year old, Quality : 6, Contract : 3 year 4500000, Special situation : none) + (Draft pick, rank : 50) + (Prospect, Position : F, 22 year old, Quality : 6, Contract : 2 years 795000, Special situation : none) + (Prospect, Position : D, 21 year old, Quality : 6, Contract : 2 years 805000, Special situation : none) + (Prospect, Position : F, 20 year old, Quality : 5, Contract : Unsigned, Special situation : none)</text:p>
          </table:table-cell>
        </table:table-row>
        <table:table-row table:style-name="ro1">
          <table:table-cell office:value-type="string" calcext:value-type="string">
            <text:p>(Prospect, Position : D, 23 year old, Quality : 5, Contract : Unsigned, Special situation : none)</text:p>
          </table:table-cell>
          <table:table-cell office:value-type="string" calcext:value-type="string">
            <text:p>(Draft pick, rank : 160)</text:p>
          </table:table-cell>
        </table:table-row>
        <table:table-row table:style-name="ro1">
          <table:table-cell office:value-type="string" calcext:value-type="string">
            <text:p>(Prime, Position : F, 27 year old, Quality : 5, Contract : 1 year 4150000, Special situation : none)</text:p>
          </table:table-cell>
          <table:table-cell office:value-type="string" calcext:value-type="string">
            <text:p>(Draft pick, rank : 130)</text:p>
          </table:table-cell>
        </table:table-row>
        <table:table-row table:style-name="ro1">
          <table:table-cell office:value-type="string" calcext:value-type="string">
            <text:p>(Prime, Position : F, 27 year old, Quality : 5, Contract : 1 year 1700000, Special situation : none) + (Prospect, Position : D, 20 year old, Quality : 4, Contract : Unsigned, Special situation : none)</text:p>
          </table:table-cell>
          <table:table-cell office:value-type="string" calcext:value-type="string">
            <text:p>(Draft pick, rank : 80) + (Prospect, Position : D, 21 year old, Quality : 3, Contract : Unsigned, Special situation : none)</text:p>
          </table:table-cell>
        </table:table-row>
        <table:table-row table:style-name="ro1">
          <table:table-cell office:value-type="string" calcext:value-type="string">
            <text:p>(Prime, Position : F, 27 year old, Quality : 6, Contract : 1 year 1100000, Special situation : none)</text:p>
          </table:table-cell>
          <table:table-cell office:value-type="string" calcext:value-type="string">
            <text:p>(Draft pick, rank : 80)</text:p>
          </table:table-cell>
        </table:table-row>
        <table:table-row table:style-name="ro1">
          <table:table-cell office:value-type="string" calcext:value-type="string">
            <text:p>(Prime, Position : D, 30 year old, Quality : 6, Contract : 1 year 1100000, Special situation : none) + (Draft pick, rank : 200)</text:p>
          </table:table-cell>
          <table:table-cell office:value-type="string" calcext:value-type="string">
            <text:p>(Draft pick, rank : 110)</text:p>
          </table:table-cell>
        </table:table-row>
        <table:table-row table:style-name="ro1">
          <table:table-cell office:value-type="string" calcext:value-type="string">
            <text:p>(Prime, Position : D, 30 year old, Quality : 5, Contract : 1 year 3500000, Special situation : none)</text:p>
          </table:table-cell>
          <table:table-cell office:value-type="string" calcext:value-type="string">
            <text:p>(Draft pick, rank : 80) + (Draft pick, rank : 130)</text:p>
          </table:table-cell>
        </table:table-row>
        <table:table-row table:style-name="ro1">
          <table:table-cell office:value-type="string" calcext:value-type="string">
            <text:p>(Prime, Position : F, 28 year old, Quality : 6.5, Contract : 1 year 3000000, Special situation : none) + (Draft pick, rank : 200)</text:p>
          </table:table-cell>
          <table:table-cell office:value-type="string" calcext:value-type="string">
            <text:p>(Draft pick, rank : 80) + (Prospect, Position : D, 22 year old, Quality : 5, Contract : 2 years 828000, Special situation : non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4:25:40.865195809</meta:creation-date>
    <dc:date>2024-06-28T15:57:08.036612157</dc:date>
    <meta:editing-duration>PT17M57S</meta:editing-duration>
    <meta:editing-cycles>4</meta:editing-cycles>
    <meta:generator>LibreOffice/7.3.7.2$Linux_X86_64 LibreOffice_project/30$Build-2</meta:generator>
    <meta:document-statistic meta:table-count="1" meta:cell-count="52" meta:object-count="0"/>
  </office:meta>
</office:document-meta>
</file>